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17cm" style:rel-column-width="65535*"/>
    </style:style>
    <style:style style:name="표1.A1" style:family="table-cell">
      <style:table-cell-properties fo:background-color="#1c1c1c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0a7b53" officeooo:paragraph-rsid="000a7b53"/>
    </style:style>
    <style:style style:name="P2" style:family="paragraph" style:parent-style-name="Standard">
      <style:paragraph-properties style:line-height-at-least="0.503cm"/>
      <style:text-properties fo:color="#d4d4d4" loext:opacity="100%" fo:background-color="transparent"/>
    </style:style>
    <style:style style:name="P3" style:family="paragraph" style:parent-style-name="Table_20_Contents">
      <style:text-properties fo:background-color="transparent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fo:color="#ce9178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SC에서 JSP 실행환경 설정하기</text:p>
      <text:p text:style-name="P1"/>
      <text:h text:style-name="Heading_20_1" text:outline-level="1">프로그램 설치</text:h>
      <text:p text:style-name="P1"/>
      <text:h text:style-name="Heading_20_2" text:outline-level="2">Tomcat 컨테이너 설치</text:h>
      <text:p text:style-name="P1"/>
      <text:h text:style-name="Heading_20_2" text:outline-level="2">VS CODE 환경 설정</text:h>
      <text:p text:style-name="P1"/>
      <text:p text:style-name="P1">- 확장 프로그램 설치 : Debugger for Java, Tomcat for Java</text:p>
      <text:p text:style-name="P1"/>
      <text:p text:style-name="P1"/>
      <text:p text:style-name="P1"/>
      <table:table table:name="표1" table:style-name="표1">
        <table:table-column table:style-name="표1.A"/>
        <table:table-row table:style-name="TableLine1887285007440">
          <table:table-cell table:style-name="표1.A1" office:value-type="string">
            <text:p text:style-name="P2"> <text:span text:style-name="T2">&lt;</text:span><text:span text:style-name="T3">Host</text:span><text:span text:style-name="T1"> </text:span><text:span text:style-name="T4">name</text:span><text:span text:style-name="T1">=</text:span><text:span text:style-name="T5">"localhost"</text:span><text:span text:style-name="T1"> </text:span><text:span text:style-name="T4">appBase</text:span><text:span text:style-name="T1">=</text:span><text:span text:style-name="T5">"webapps"</text:span><text:span text:style-name="T1"> </text:span><text:span text:style-name="T4">unpackWARs</text:span><text:span text:style-name="T1">=</text:span><text:span text:style-name="T5">"true"</text:span><text:span text:style-name="T1"> </text:span><text:span text:style-name="T4">autoDeploy</text:span><text:span text:style-name="T1">=</text:span><text:span text:style-name="T5">"true"</text:span><text:span text:style-name="T1"> </text:span><text:span text:style-name="T4">workDir</text:span><text:span text:style-name="T1">=</text:span><text:span text:style-name="T5">"N:/workspace_vsc/testproject/WEB-INF/classes"</text:span><text:span text:style-name="T2">&gt;</text:span></text:p>
            <text:p text:style-name="P2">        <text:span text:style-name="T2">&lt;</text:span><text:span text:style-name="T3">Context</text:span><text:span text:style-name="T1"> </text:span><text:span text:style-name="T4">path</text:span><text:span text:style-name="T1">=</text:span><text:span text:style-name="T5">""</text:span><text:span text:style-name="T1"> </text:span><text:span text:style-name="T4">docBase</text:span><text:span text:style-name="T1">=</text:span><text:span text:style-name="T5">"N:/workspace_vsc/testproject"</text:span><text:span text:style-name="T1"> </text:span><text:span text:style-name="T2">/&gt;</text:span></text:p>
            <text:p text:style-name="P2">        <text:span text:style-name="T2">&lt;</text:span><text:span text:style-name="T3">Valve</text:span><text:span text:style-name="T1"> </text:span><text:span text:style-name="T4">className</text:span><text:span text:style-name="T1">=</text:span><text:span text:style-name="T5">"org.apache.catalina.valves.AccessLogValve"</text:span><text:span text:style-name="T1"> </text:span><text:span text:style-name="T4">directory</text:span><text:span text:style-name="T1">=</text:span><text:span text:style-name="T5">"logs"</text:span><text:span text:style-name="T1"> </text:span><text:span text:style-name="T4">prefix</text:span><text:span text:style-name="T1">=</text:span><text:span text:style-name="T5">"localhost_access_log"</text:span><text:span text:style-name="T1"> </text:span><text:span text:style-name="T4">suffix</text:span><text:span text:style-name="T1">=</text:span><text:span text:style-name="T5">".txt"</text:span><text:span text:style-name="T1"> </text:span><text:span text:style-name="T4">pattern</text:span><text:span text:style-name="T1">=</text:span><text:span text:style-name="T5">"%h %l %u %t </text:span><text:span text:style-name="T3">&amp;quot;</text:span><text:span text:style-name="T5">%r</text:span><text:span text:style-name="T3">&amp;quot;</text:span><text:span text:style-name="T5"> %s %b"</text:span><text:span text:style-name="T2">/&gt;</text:span></text:p>
            <text:p text:style-name="P2">      <text:span text:style-name="T2">&lt;/</text:span><text:span text:style-name="T3">Host</text:span><text:span text:style-name="T2">&gt;</text:span></text:p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12pt" fo:language="en" fo:country="US" style:letter-kerning="true" style:font-name-asian="나눔고딕" style:font-size-asian="10.5pt" style:language-asian="ko" style:country-asian="KR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바탕" fo:font-size="12pt" fo:language="en" fo:country="US" style:letter-kerning="true" style:font-name-asian="나눔고딕" style:font-size-asian="10.5pt" style:language-asian="ko" style:country-asian="KR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4T12:54:22.667000000</meta:creation-date>
    <dc:date>2021-03-24T14:17:06.409000000</dc:date>
    <meta:editing-duration>PT1H12M33S</meta:editing-duration>
    <meta:editing-cycles>2</meta:editing-cycles>
    <meta:generator>LibreOffice/7.1.1.2$Windows_X86_64 LibreOffice_project/fe0b08f4af1bacafe4c7ecc87ce55bb426164676</meta:generator>
    <meta:document-statistic meta:table-count="1" meta:image-count="0" meta:object-count="0" meta:page-count="1" meta:paragraph-count="9" meta:word-count="70" meta:character-count="488" meta:non-whitespace-character-count="427"/>
  </office:meta>
</office:document-meta>
</file>